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d816" officeooo:paragraph-rsid="001ed816"/>
    </style:style>
    <style:style style:name="P2" style:family="paragraph" style:parent-style-name="Standard">
      <style:text-properties officeooo:rsid="001f6eb9" officeooo:paragraph-rsid="001f6eb9"/>
    </style:style>
    <style:style style:name="P3" style:family="paragraph" style:parent-style-name="Standard">
      <style:text-properties officeooo:rsid="001f6eb9" officeooo:paragraph-rsid="001fd883"/>
    </style:style>
    <style:style style:name="P4" style:family="paragraph" style:parent-style-name="Standard">
      <style:text-properties officeooo:paragraph-rsid="001fd883"/>
    </style:style>
    <style:style style:name="P5" style:family="paragraph" style:parent-style-name="Standard">
      <style:text-properties officeooo:rsid="002144bc" officeooo:paragraph-rsid="002144bc"/>
    </style:style>
    <style:style style:name="P6" style:family="paragraph" style:parent-style-name="Standard">
      <style:text-properties officeooo:rsid="0022bd44" officeooo:paragraph-rsid="0022bd44"/>
    </style:style>
    <style:style style:name="P7" style:family="paragraph" style:parent-style-name="Standard">
      <style:text-properties officeooo:rsid="002403e7" officeooo:paragraph-rsid="002403e7"/>
    </style:style>
    <style:style style:name="P8" style:family="paragraph" style:parent-style-name="Standard">
      <style:text-properties officeooo:rsid="00244523" officeooo:paragraph-rsid="00244523"/>
    </style:style>
    <style:style style:name="P9" style:family="paragraph" style:parent-style-name="Standard">
      <style:text-properties officeooo:rsid="0024efac" officeooo:paragraph-rsid="0024efac"/>
    </style:style>
    <style:style style:name="P10" style:family="paragraph" style:parent-style-name="Standard">
      <style:text-properties officeooo:rsid="0026ed03" officeooo:paragraph-rsid="0026ed03"/>
    </style:style>
    <style:style style:name="P11" style:family="paragraph" style:parent-style-name="Standard">
      <style:text-properties officeooo:rsid="0028ab1a" officeooo:paragraph-rsid="0028ab1a"/>
    </style:style>
    <style:style style:name="P12" style:family="paragraph" style:parent-style-name="Standard">
      <style:text-properties officeooo:rsid="0029c8e3" officeooo:paragraph-rsid="0029c8e3"/>
    </style:style>
    <style:style style:name="P13" style:family="paragraph" style:parent-style-name="Standard">
      <style:text-properties officeooo:rsid="002abc0a" officeooo:paragraph-rsid="002abc0a"/>
    </style:style>
    <style:style style:name="P14" style:family="paragraph" style:parent-style-name="Standard">
      <style:text-properties officeooo:rsid="002b2a2e" officeooo:paragraph-rsid="002b2a2e"/>
    </style:style>
    <style:style style:name="P15" style:family="paragraph" style:parent-style-name="Standard">
      <style:text-properties officeooo:rsid="002ba10a" officeooo:paragraph-rsid="002ba10a"/>
    </style:style>
    <style:style style:name="P16" style:family="paragraph" style:parent-style-name="Standard">
      <style:text-properties fo:font-weight="bold" officeooo:rsid="002ba10a" officeooo:paragraph-rsid="002ba10a" style:font-weight-asian="bold" style:font-weight-complex="bold"/>
    </style:style>
    <style:style style:name="P17" style:family="paragraph" style:parent-style-name="Standard">
      <style:text-properties fo:font-weight="bold" officeooo:rsid="0033b0f0" officeooo:paragraph-rsid="0033b0f0" style:font-weight-asian="bold" style:font-weight-complex="bold"/>
    </style:style>
    <style:style style:name="P18" style:family="paragraph" style:parent-style-name="Standard">
      <style:text-properties officeooo:rsid="002f2a24" officeooo:paragraph-rsid="002f2a24"/>
    </style:style>
    <style:style style:name="P19" style:family="paragraph" style:parent-style-name="Standard">
      <style:text-properties officeooo:rsid="002f2a24" officeooo:paragraph-rsid="002f2a24"/>
    </style:style>
    <style:style style:name="P20" style:family="paragraph" style:parent-style-name="Standard">
      <style:text-properties officeooo:rsid="0034c242" officeooo:paragraph-rsid="0034c242"/>
    </style:style>
    <style:style style:name="P21" style:family="paragraph" style:parent-style-name="Standard">
      <style:text-properties officeooo:rsid="003060fe" officeooo:paragraph-rsid="003060fe"/>
    </style:style>
    <style:style style:name="P22" style:family="paragraph" style:parent-style-name="Standard">
      <style:text-properties officeooo:rsid="00366e20" officeooo:paragraph-rsid="00366e20"/>
    </style:style>
    <style:style style:name="P23" style:family="paragraph" style:parent-style-name="Standard">
      <style:text-properties fo:font-size="16pt" fo:font-style="italic" fo:font-weight="bold" officeooo:rsid="00366e20" officeooo:paragraph-rsid="00366e20" style:font-size-asian="16pt" style:font-style-asian="italic" style:font-weight-asian="bold" style:font-size-complex="16pt" style:font-style-complex="italic" style:font-weight-complex="bold"/>
    </style:style>
    <style:style style:name="P24" style:family="paragraph" style:parent-style-name="Standard">
      <style:text-properties fo:font-size="16pt" fo:font-style="italic" fo:font-weight="bold" officeooo:rsid="0034c242" officeooo:paragraph-rsid="0034c242" style:font-size-asian="16pt" style:font-style-asian="italic" style:font-weight-asian="bold" style:font-size-complex="16pt" style:font-style-complex="italic" style:font-weight-complex="bold"/>
    </style:style>
    <style:style style:name="P25" style:family="paragraph" style:parent-style-name="Standard">
      <style:text-properties officeooo:rsid="00375bcb" officeooo:paragraph-rsid="00375bcb"/>
    </style:style>
    <style:style style:name="T1" style:family="text">
      <style:text-properties officeooo:rsid="0029c8e3"/>
    </style:style>
    <text:list-style style:name="L1">
      <text:list-level-style-number text:level="1" text:style-name="Numbering_20_Symbols" style:num-suffix="." style:num-format="1" text:start-value="2">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script Commands -</text:p>
      <text:p text:style-name="P1"/>
      <text:p text:style-name="P17">Refer to eloquent javascript text and practicingjavascript1 file to continue learning </text:p>
      <text:p text:style-name="P1"/>
      <text:p text:style-name="P1">“something”.length – returns the length of the string in quotations </text:p>
      <text:p text:style-name="P1">confirm(“I like to eat vagina”) - will produce a dialogue box to the top of a webscreen</text:p>
      <text:p text:style-name="P1">prompt(“what type of dick do you like”)</text:p>
      <text:p text:style-name="P1">console.log() - lo all of your information in the console </text:p>
      <text:p text:style-name="P1"/>
      <text:p text:style-name="P1">if statements are structured as follows:</text:p>
      <text:p text:style-name="P1"/>
      <text:p text:style-name="P1">if ( "myname".length &gt;= 7 ) {</text:p>
      <text:p text:style-name="P1"><text:s text:c="4"/>console.log( "You have a long name");</text:p>
      <text:p text:style-name="P1">}</text:p>
      <text:p text:style-name="P1"/>
      <text:p text:style-name="P2">if (12 / 4 === "Ari".length) {</text:p>
      <text:p text:style-name="P2"><text:s text:c="4"/>confirm("Will this run the first block?");</text:p>
      <text:p text:style-name="P2">} else {</text:p>
      <text:p text:style-name="P2"><text:s text:c="4"/>confirm("Or the second block?");</text:p>
      <text:p text:style-name="P3">}</text:p>
      <text:p text:style-name="P4"/>
      <text:p text:style-name="P3">“”.substring(0,5) = string manipulation</text:p>
      <text:p text:style-name="P4"/>
      <text:p text:style-name="P5">example of a function</text:p>
      <text:p text:style-name="P5">var divideByThree = function (number) {</text:p>
      <text:p text:style-name="P5"><text:s text:c="4"/>var val = number / 3;</text:p>
      <text:p text:style-name="P5"><text:s text:c="4"/>console.log(val);</text:p>
      <text:p text:style-name="P5">};</text:p>
      <text:p text:style-name="P5">example of how to call a function</text:p>
      <text:p text:style-name="P5">divideByThree(6);</text:p>
      <text:p text:style-name="P5"/>
      <text:p text:style-name="P6">Javascript, rock, paper, scissors game.</text:p>
      <text:p text:style-name="P5"/>
      <text:p text:style-name="P6">var userChoice = prompt("Do you choose rock, paper or scissors?");</text:p>
      <text:p text:style-name="P6">var computerChoice = Math.random();</text:p>
      <text:p text:style-name="P6"/>
      <text:p text:style-name="P6">if (computerChoice &lt; 0.34) {</text:p>
      <text:p text:style-name="P6"><text:tab/>computerChoice = "rock";</text:p>
      <text:p text:style-name="P6">} else if(computerChoice &lt;= 0.67) {</text:p>
      <text:p text:style-name="P6"><text:tab/>computerChoice = "paper";</text:p>
      <text:p text:style-name="P6">} else {</text:p>
      <text:p text:style-name="P6"><text:tab/>computerChoice = "scissors";</text:p>
      <text:p text:style-name="P6">} </text:p>
      <text:p text:style-name="P6"/>
      <text:p text:style-name="P6">console.log("Computer: " + computerChoice);</text:p>
      <text:p text:style-name="P6"/>
      <text:p text:style-name="P6">var compare = function(choice1, choice2){</text:p>
      <text:p text:style-name="P6"><text:s text:c="4"/>if(choice1 === choice2) {</text:p>
      <text:p text:style-name="P6"><text:s text:c="8"/>return "The result is a tie";</text:p>
      <text:p text:style-name="P6"><text:soft-page-break/><text:s text:c="4"/>}</text:p>
      <text:p text:style-name="P6"><text:s text:c="4"/>else if(choice1 === "rock"){</text:p>
      <text:p text:style-name="P6"><text:s text:c="8"/>if(choice2 === "scissors")</text:p>
      <text:p text:style-name="P6"><text:s text:c="12"/>return "rock wins"</text:p>
      <text:p text:style-name="P6"><text:s text:c="8"/>else</text:p>
      <text:p text:style-name="P6"><text:s text:c="12"/>return "paper wins"</text:p>
      <text:p text:style-name="P6"><text:s text:c="4"/>}</text:p>
      <text:p text:style-name="P6"><text:s text:c="4"/>else if(choice1 === "paper"){</text:p>
      <text:p text:style-name="P6"><text:s text:c="8"/>if(choice2 === "rock")</text:p>
      <text:p text:style-name="P6"><text:s text:c="12"/>return "paper wins"</text:p>
      <text:p text:style-name="P6"><text:s text:c="8"/>else</text:p>
      <text:p text:style-name="P6"><text:s text:c="12"/>return "scissors wins"</text:p>
      <text:p text:style-name="P6"><text:s text:c="4"/>}</text:p>
      <text:p text:style-name="P6"><text:s text:c="4"/>else if(choice1 === "scissors"){</text:p>
      <text:p text:style-name="P6"><text:s text:c="8"/>if(choice2 === "paper")</text:p>
      <text:p text:style-name="P6"><text:s text:c="12"/>return "scissors wins"</text:p>
      <text:p text:style-name="P6"><text:s text:c="8"/>else</text:p>
      <text:p text:style-name="P6"><text:s text:c="12"/>return "rock wins"</text:p>
      <text:p text:style-name="P6"><text:s text:c="4"/>}</text:p>
      <text:p text:style-name="P6">};</text:p>
      <text:p text:style-name="P6"/>
      <text:p text:style-name="P6">compare(userChoice, computerChoice)</text:p>
      <text:p text:style-name="P6"/>
      <text:p text:style-name="P6">example of for loops:</text:p>
      <text:p text:style-name="P6"/>
      <text:p text:style-name="P6">for (var i = 5; i &lt;= 50; i += 5) {</text:p>
      <text:p text:style-name="P6"><text:tab/>console.log(i);</text:p>
      <text:p text:style-name="P6">}</text:p>
      <text:p text:style-name="P6"/>
      <text:p text:style-name="P7">arrays and for loops:</text:p>
      <text:p text:style-name="P7"/>
      <text:p text:style-name="P7">var names = ["chris","bobby","zach", "mt nugga", "afd"]</text:p>
      <text:p text:style-name="P7">for(var i = 0; i &lt; 5; i++)</text:p>
      <text:p text:style-name="P7"><text:s text:c="4"/>console.log("I know someone called " + names[i])</text:p>
      <text:p text:style-name="P7"/>
      <text:p text:style-name="P8">/*jshint multistr:true</text:p>
      <text:p text:style-name="P8">text search java script example*/</text:p>
      <text:p text:style-name="P8"/>
      <text:p text:style-name="P8">text = "Blah blah blah blah blah blah Eric \</text:p>
      <text:p text:style-name="P8">blah blah blah Eric blah blah Eric blah blah \</text:p>
      <text:p text:style-name="P8">blah blah blah blah blah Eric";</text:p>
      <text:p text:style-name="P8"/>
      <text:p text:style-name="P8">var myName = "Eric";</text:p>
      <text:p text:style-name="P8">var hits = [];</text:p>
      <text:p text:style-name="P8"/>
      <text:p text:style-name="P8">// Look for "E" in the text</text:p>
      <text:p text:style-name="P8">for(var i = 0; i &lt; text.length; i++) {</text:p>
      <text:p text:style-name="P8"><text:tab/>if (text[i] === "E") {</text:p>
      <text:p text:style-name="P8"><text:tab/><text:tab/>// If we find it, add characters up to</text:p>
      <text:p text:style-name="P8"><text:soft-page-break/><text:tab/><text:tab/>// the length of my name to the array</text:p>
      <text:p text:style-name="P8"><text:tab/><text:tab/>for(var j = i; j &lt; (myName.length + i); j++) {</text:p>
      <text:p text:style-name="P8"><text:tab/><text:tab/><text:tab/>hits.push(text[j]);</text:p>
      <text:p text:style-name="P8"><text:tab/><text:tab/>}</text:p>
      <text:p text:style-name="P8"><text:tab/>}</text:p>
      <text:p text:style-name="P8">}</text:p>
      <text:p text:style-name="P8"/>
      <text:p text:style-name="P8">if (hits.length === 0) {</text:p>
      <text:p text:style-name="P8"><text:tab/>console.log("Your name wasn't found!");</text:p>
      <text:p text:style-name="P8">} else {</text:p>
      <text:p text:style-name="P8"><text:tab/>console.log(hits);</text:p>
      <text:p text:style-name="P8">}</text:p>
      <text:p text:style-name="P8"/>
      <text:p text:style-name="P9">example of a while loop:</text:p>
      <text:p text:style-name="P9">var result = 1;</text:p>
      <text:p text:style-name="P9">var counter = 0;</text:p>
      <text:p text:style-name="P9">while (counter &lt; 10) {</text:p>
      <text:p text:style-name="P9"><text:s text:c="2"/>result = result * 2;</text:p>
      <text:p text:style-name="P9"><text:s text:c="2"/>counter = counter + 1;</text:p>
      <text:p text:style-name="P9">}</text:p>
      <text:p text:style-name="P9">console.log(result);</text:p>
      <text:p text:style-name="P9"/>
      <text:p text:style-name="P10">further javascript studying:</text:p>
      <text:p text:style-name="P10"><text:a xlink:type="simple" xlink:href="http://eloquentjavascript.net/02_program_structure.html" text:style-name="Internet_20_link" text:visited-style-name="Visited_20_Internet_20_Link">http://eloquentjavascript.net/02_program_structure.html</text:a></text:p>
      <text:p text:style-name="P10"/>
      <text:p text:style-name="P11">JavaScript distinguishes not just between global and local variables. Functions can be created inside other functions, producing several degrees of locality.</text:p>
      <text:p text:style-name="P11"/>
      <text:p text:style-name="P12">Functions:</text:p>
      <text:p text:style-name="P11"/>
      <text:p text:style-name="P11">For example, this rather nonsensical function has two functions inside of it:</text:p>
      <text:p text:style-name="P11"/>
      <text:p text:style-name="P11">var landscape = function() {</text:p>
      <text:p text:style-name="P11"><text:s text:c="2"/>var result = "";</text:p>
      <text:p text:style-name="P11"><text:s text:c="2"/>var flat = function(size) {</text:p>
      <text:p text:style-name="P11"><text:s text:c="4"/>for (var count = 0; count &lt; size; count++)</text:p>
      <text:p text:style-name="P11"><text:s text:c="6"/>result += "_";</text:p>
      <text:p text:style-name="P11"><text:s text:c="2"/>};</text:p>
      <text:p text:style-name="P11"><text:s text:c="2"/>var mountain = function(size) {</text:p>
      <text:p text:style-name="P11"><text:s text:c="4"/>result += "/";</text:p>
      <text:p text:style-name="P11"><text:s text:c="4"/>for (var count = 0; count &lt; size; count++)</text:p>
      <text:p text:style-name="P11"><text:s text:c="6"/>result += "'";</text:p>
      <text:p text:style-name="P11"><text:s text:c="4"/>result += "\\";</text:p>
      <text:p text:style-name="P11"><text:s text:c="2"/>};</text:p>
      <text:p text:style-name="P11"/>
      <text:p text:style-name="P11"><text:s text:c="2"/>flat(3);</text:p>
      <text:p text:style-name="P11"><text:s text:c="2"/>mountain(4);</text:p>
      <text:p text:style-name="P11"><text:s text:c="2"/>flat(6);</text:p>
      <text:p text:style-name="P11"><text:s text:c="2"/>mountain(1);</text:p>
      <text:p text:style-name="P11"><text:soft-page-break/><text:s text:c="2"/>flat(1);</text:p>
      <text:p text:style-name="P11"><text:s text:c="2"/>return result;</text:p>
      <text:p text:style-name="P11">};</text:p>
      <text:p text:style-name="P11"/>
      <text:p text:style-name="P11">console.log(landscape());</text:p>
      <text:p text:style-name="P11">// → ___/''''\______/'\_</text:p>
      <text:p text:style-name="P11"/>
      <text:p text:style-name="P11">//<text:span text:style-name="T1">Another way to declare a function </text:span></text:p>
      <text:p text:style-name="P12">console.log("The future says:", future());</text:p>
      <text:p text:style-name="P12"/>
      <text:p text:style-name="P12">function future() {</text:p>
      <text:p text:style-name="P12"><text:s text:c="2"/>return "We STILL have no flying cars.";</text:p>
      <text:p text:style-name="P12">}</text:p>
      <text:p text:style-name="P12">//this way allows functions to be placed at the end of jaascript flow and accept top priority when called upon </text:p>
      <text:p text:style-name="P12"/>
      <text:p text:style-name="P12">//setting initial function conditions, if there is no exponent passed to the function, the exponent will take the value of 2</text:p>
      <text:p text:style-name="P12">function power(base, exponent) {</text:p>
      <text:p text:style-name="P12"><text:s text:c="2"/>if (exponent == undefined)</text:p>
      <text:p text:style-name="P12"><text:s text:c="4"/>exponent = 2;</text:p>
      <text:p text:style-name="P12"><text:s text:c="2"/>var result = 1;</text:p>
      <text:p text:style-name="P12"><text:s text:c="2"/>for (var count = 0; count &lt; exponent; count++)</text:p>
      <text:p text:style-name="P12"><text:s text:c="4"/>result *= base;</text:p>
      <text:p text:style-name="P12"><text:s text:c="2"/>return result;</text:p>
      <text:p text:style-name="P12">}</text:p>
      <text:p text:style-name="P12"/>
      <text:p text:style-name="P12">console.log(power(4));</text:p>
      <text:p text:style-name="P12"/>
      <text:p text:style-name="P12">//placing function return values into different variables </text:p>
      <text:p text:style-name="P12">function wrapValue(n) {</text:p>
      <text:p text:style-name="P12"><text:s text:c="2"/>var localVariable = n;</text:p>
      <text:p text:style-name="P12"><text:s text:c="2"/>return function() { return localVariable; };</text:p>
      <text:p text:style-name="P12">}</text:p>
      <text:p text:style-name="P12"/>
      <text:p text:style-name="P12">var wrap1 = wrapValue(1);</text:p>
      <text:p text:style-name="P12">var wrap2 = wrapValue(2);</text:p>
      <text:p text:style-name="P12">console.log(wrap1());</text:p>
      <text:p text:style-name="P12">// → 1</text:p>
      <text:p text:style-name="P12">console.log(wrap2());</text:p>
      <text:p text:style-name="P12">// → 2</text:p>
      <text:p text:style-name="P12"/>
      <text:p text:style-name="P13">recursion vs loop idea, elegance or speed, when to worry, when not to worry </text:p>
      <text:p text:style-name="P13">The basic rule, which has been repeated by many programmers and with which I wholeheartedly agree, is to not worry about efficiency until you know for sure that the program is too slow. If it is, find out which parts are taking up the most time, and start exchanging elegance for efficiency in those parts.</text:p>
      <text:p text:style-name="P13"/>
      <text:p text:style-name="P13">When you need to add an additional function for a repetitive process:</text:p>
      <text:p text:style-name="P13">That clearly asks for a function of two arguments. Let’s get coding.</text:p>
      <text:p text:style-name="P13"><text:soft-page-break/></text:p>
      <text:p text:style-name="P13">function printFarmInventory(cows, chickens) {</text:p>
      <text:p text:style-name="P13"><text:s text:c="2"/>var cowString = String(cows);</text:p>
      <text:p text:style-name="P13"><text:s text:c="2"/>while (cowString.length &lt; 3)</text:p>
      <text:p text:style-name="P13"><text:s text:c="4"/>cowString = "0" + cowString;</text:p>
      <text:p text:style-name="P13"><text:s text:c="2"/>console.log(cowString + " Cows");</text:p>
      <text:p text:style-name="P13"><text:s text:c="2"/>var chickenString = String(chickens);</text:p>
      <text:p text:style-name="P13"><text:s text:c="2"/>while (chickenString.length &lt; 3)</text:p>
      <text:p text:style-name="P13"><text:s text:c="4"/>chickenString = "0" + chickenString;</text:p>
      <text:p text:style-name="P13"><text:s text:c="2"/>console.log(chickenString + " Chickens");</text:p>
      <text:p text:style-name="P13">}</text:p>
      <text:p text:style-name="P13">printFarmInventory(7, 11);</text:p>
      <text:p text:style-name="P13">Adding .length after a string value will give us the length of that string. Thus, the while loops keep adding zeros in front of the number strings until they are at least three characters long.</text:p>
      <text:p text:style-name="P13"/>
      <text:p text:style-name="P13">Mission accomplished! But just as we are about to send the farmer the code (along with a hefty invoice, of course), he calls and tells us he’s also started keeping pigs, and couldn’t we please extend the software to also print pigs?</text:p>
      <text:p text:style-name="P13"/>
      <text:p text:style-name="P13">We sure can. But just as we’re in the process of copying and pasting those four lines one more time, we stop and reconsider. There has to be a better way. Here’s a first attempt:</text:p>
      <text:p text:style-name="P13"/>
      <text:p text:style-name="P13">function printZeroPaddedWithLabel(number, label) {</text:p>
      <text:p text:style-name="P13"><text:s text:c="2"/>var numberString = String(number);</text:p>
      <text:p text:style-name="P13"><text:s text:c="2"/>while (numberString.length &lt; 3)</text:p>
      <text:p text:style-name="P13"><text:s text:c="4"/>numberString = "0" + numberString;</text:p>
      <text:p text:style-name="P13"><text:s text:c="2"/>console.log(numberString + " " + label);</text:p>
      <text:p text:style-name="P13">}</text:p>
      <text:p text:style-name="P13"/>
      <text:p text:style-name="P13">function printFarmInventory(cows, chickens, pigs) {</text:p>
      <text:p text:style-name="P13"><text:s text:c="2"/>printZeroPaddedWithLabel(cows, "Cows");</text:p>
      <text:p text:style-name="P13"><text:s text:c="2"/>printZeroPaddedWithLabel(chickens, "Chickens");</text:p>
      <text:p text:style-name="P13"><text:s text:c="2"/>printZeroPaddedWithLabel(pigs, "Pigs");</text:p>
      <text:p text:style-name="P13">}</text:p>
      <text:p text:style-name="P13"/>
      <text:p text:style-name="P13">printFarmInventory(7, 11, 3);</text:p>
      <text:p text:style-name="P13"/>
      <text:p text:style-name="P13">nstead of lifting out the repeated part of our program wholesale, let’s try to pick out a single concept.</text:p>
      <text:p text:style-name="P13"/>
      <text:p text:style-name="P13">function zeroPad(number, width) {</text:p>
      <text:p text:style-name="P13"><text:s text:c="2"/>var string = String(number);</text:p>
      <text:p text:style-name="P13"><text:s text:c="2"/>while (string.length &lt; width)</text:p>
      <text:p text:style-name="P13"><text:s text:c="4"/>string = "0" + string;</text:p>
      <text:p text:style-name="P13"><text:s text:c="2"/>return string;</text:p>
      <text:p text:style-name="P13">}</text:p>
      <text:p text:style-name="P13"/>
      <text:p text:style-name="P13">function printFarmInventory(cows, chickens, pigs) {</text:p>
      <text:p text:style-name="P13"><text:s text:c="2"/>console.log(zeroPad(cows, 3) + " Cows");</text:p>
      <text:p text:style-name="P13"><text:s text:c="2"/>console.log(zeroPad(chickens, 3) + " Chickens");</text:p>
      <text:p text:style-name="P13"><text:soft-page-break/><text:s text:c="2"/>console.log(zeroPad(pigs, 3) + " Pigs");</text:p>
      <text:p text:style-name="P13">}</text:p>
      <text:p text:style-name="P13"/>
      <text:p text:style-name="P13">printFarmInventory(7, 16, 3);</text:p>
      <text:p text:style-name="P13"/>
      <text:p text:style-name="P14"><text:a xlink:type="simple" xlink:href="http://eloquentjavascript.net/04_data.html" text:style-name="Internet_20_link" text:visited-style-name="Visited_20_Internet_20_Link">http://eloquentjavascript.net/04_data.html</text:a></text:p>
      <text:p text:style-name="P14"/>
      <text:p text:style-name="P15">working with data structures:</text:p>
      <text:p text:style-name="P15">all strings have a to uppercase functionality</text:p>
      <text:p text:style-name="P15"><text:s/>var doh = "Doh";</text:p>
      <text:p text:style-name="P15">console.log(typeof doh.toUpperCase);</text:p>
      <text:p text:style-name="P15">// → function</text:p>
      <text:p text:style-name="P15">console.log(doh.toUpperCase());</text:p>
      <text:p text:style-name="P15">// → DOH</text:p>
      <text:p text:style-name="P15"/>
      <text:p text:style-name="P15">using an array like a stack example:</text:p>
      <text:p text:style-name="P15">var mack = [];</text:p>
      <text:p text:style-name="P15">mack.push("Mack");</text:p>
      <text:p text:style-name="P15">mack.push("the", "Knife");</text:p>
      <text:p text:style-name="P15">console.log(mack);</text:p>
      <text:p text:style-name="P15">// → ["Mack", "the", "Knife"]</text:p>
      <text:p text:style-name="P16">console.log(mack.join(" "));</text:p>
      <text:p text:style-name="P15">// → Mack the Knife – pretty cool idea</text:p>
      <text:p text:style-name="P15">console.log(mack.pop());</text:p>
      <text:p text:style-name="P15">// → Knife</text:p>
      <text:p text:style-name="P15">console.log(mack);</text:p>
      <text:p text:style-name="P15">// → ["Mack", "the"]</text:p>
      <text:p text:style-name="P15"/>
      <text:p text:style-name="P15">Declaring a class type structure in javascript</text:p>
      <text:p text:style-name="P15"/>
      <text:p text:style-name="P15">var day1 = {</text:p>
      <text:p text:style-name="P15"><text:s text:c="2"/>squirrel: false,</text:p>
      <text:p text:style-name="P15"><text:s text:c="2"/>events: ["work", "touched tree", "pizza", "running",</text:p>
      <text:p text:style-name="P15"><text:s text:c="11"/>"television"]</text:p>
      <text:p text:style-name="P15">};</text:p>
      <text:p text:style-name="P15">console.log(day1.squirrel);</text:p>
      <text:p text:style-name="P15">// → false</text:p>
      <text:p text:style-name="P15">console.log(day1.wolf);</text:p>
      <text:p text:style-name="P15">// → undefined</text:p>
      <text:p text:style-name="P15">//deleting an object</text:p>
      <text:p text:style-name="P15">delete anObject.left;</text:p>
      <text:p text:style-name="P15"/>
      <text:p text:style-name="P15">//short unimportant example of a possible journal entry</text:p>
      <text:p text:style-name="P15">var journal = [</text:p>
      <text:p text:style-name="P15"><text:s text:c="2"/>{events: ["work", "touched tree", "pizza",</text:p>
      <text:p text:style-name="P15"><text:s text:c="12"/>"running", "television"],</text:p>
      <text:p text:style-name="P15"><text:s text:c="3"/>squirrel: false},</text:p>
      <text:p text:style-name="P15"><text:s text:c="2"/>{events: ["work", "ice cream", "cauliflower",</text:p>
      <text:p text:style-name="P15"><text:s text:c="12"/>"lasagna", "touched tree", "brushed teeth"],</text:p>
      <text:p text:style-name="P15"><text:soft-page-break/><text:s text:c="3"/>squirrel: false},</text:p>
      <text:p text:style-name="P15"><text:s text:c="2"/>{events: ["weekend", "cycling", "break",</text:p>
      <text:p text:style-name="P15"><text:s text:c="12"/>"peanuts", "beer"],</text:p>
      <text:p text:style-name="P15"><text:s text:c="3"/>squirrel: true},</text:p>
      <text:p text:style-name="P15"><text:s text:c="2"/>/* and so on... */</text:p>
      <text:p text:style-name="P15">];</text:p>
      <text:p text:style-name="P15"/>
      <text:p text:style-name="P18"/>
      <text:p text:style-name="P21"><text:s/><text:a xlink:type="simple" xlink:href="http://eloquentjavascript.net/" text:style-name="Internet_20_link" text:visited-style-name="Visited_20_Internet_20_Link">http://eloquentjavascript.net/</text:a></text:p>
      <text:p text:style-name="P21"/>
      <text:p text:style-name="P18">Aside: Javascript only works up to 16 digits in length </text:p>
      <text:p text:style-name="P18"/>
      <text:p text:style-name="P20">Objects in Javascript – multiple ways to declare them </text:p>
      <text:p text:style-name="P20"/>
      <text:p text:style-name="P24">Below is the literal way:</text:p>
      <text:p text:style-name="P20"/>
      <text:p text:style-name="P20">var friends = {</text:p>
      <text:p text:style-name="P20"><text:s text:c="4"/>'bill':{</text:p>
      <text:p text:style-name="P20"><text:s text:c="8"/>firstName:"Bill",</text:p>
      <text:p text:style-name="P20"><text:s text:c="8"/>lastName:"George",</text:p>
      <text:p text:style-name="P20"><text:s text:c="8"/>number:"646 753 0930",</text:p>
      <text:p text:style-name="P20"><text:s text:c="8"/>address:["295 jo street"]</text:p>
      <text:p text:style-name="P20"><text:s text:c="8"/>},</text:p>
      <text:p text:style-name="P20"><text:s text:c="4"/>'steve':{</text:p>
      <text:p text:style-name="P20"><text:s text:c="8"/>firstName:"Steve",</text:p>
      <text:p text:style-name="P20"><text:s text:c="8"/>lastName:"Breh",</text:p>
      <text:p text:style-name="P20"><text:s text:c="8"/>number:"647 753 0930",</text:p>
      <text:p text:style-name="P20"><text:s text:c="8"/>address:["293 jo street"]</text:p>
      <text:p text:style-name="P20"><text:s text:c="8"/>}</text:p>
      <text:p text:style-name="P20"><text:s text:c="4"/>};</text:p>
      <text:p text:style-name="P20"/>
      <text:p text:style-name="P22">===========END LITERAL WAY========================</text:p>
      <text:p text:style-name="P20"/>
      <text:p text:style-name="P20">var list = function(skdjf){</text:p>
      <text:p text:style-name="P20"><text:s text:c="4"/>for(var friend in friends)</text:p>
      <text:p text:style-name="P20"><text:s text:c="8"/>console.log(friend);</text:p>
      <text:p text:style-name="P20"><text:s text:c="4"/>}//will just output bill and steve </text:p>
      <text:p text:style-name="P20"><text:s text:c="4"/></text:p>
      <text:p text:style-name="P20">var search = function(name) {</text:p>
      <text:p text:style-name="P20"><text:s text:c="4"/>for(var friend in friends){</text:p>
      <text:p text:style-name="P20"><text:s text:c="8"/>if(friends[friend].firstname === name){</text:p>
      <text:p text:style-name="P20"><text:s text:c="12"/>console.log(friends[friend]);</text:p>
      <text:p text:style-name="P20"><text:s text:c="12"/>return friends[friend];</text:p>
      <text:p text:style-name="P20"><text:s text:c="7"/>}</text:p>
      <text:p text:style-name="P20"><text:s text:c="4"/>}</text:p>
      <text:p text:style-name="P20">}</text:p>
      <text:p text:style-name="P20"/>
      <text:p text:style-name="P20">search("Steve");</text:p>
      <text:p text:style-name="P20"><text:soft-page-break/></text:p>
      <text:p text:style-name="P24">This is the object constructor way:</text:p>
      <text:p text:style-name="P24"/>
      <text:p text:style-name="P20">var person = new Object();</text:p>
      <text:p text:style-name="P20"/>
      <text:p text:style-name="P20"><text:tab/>person.name = "Anand",</text:p>
      <text:p text:style-name="P20"><text:tab/>person.getName = function(){</text:p>
      <text:p text:style-name="P20"><text:s text:c="2"/><text:tab/><text:tab/>return this.name ; </text:p>
      <text:p text:style-name="P20"><text:tab/>};</text:p>
      <text:p text:style-name="P20"/>
      <text:p text:style-name="P23">Function Constructor</text:p>
      <text:p text:style-name="P22">function Person(name){</text:p>
      <text:p text:style-name="P22"><text:s text:c="2"/>this.name = name</text:p>
      <text:p text:style-name="P22"><text:s text:c="2"/>this.getName = function(){</text:p>
      <text:p text:style-name="P22"><text:s text:c="4"/>return this.name</text:p>
      <text:p text:style-name="P22"><text:s text:c="2"/>} </text:p>
      <text:p text:style-name="P22">} </text:p>
      <text:p text:style-name="P22"/>
      <text:p text:style-name="P23">Prototype</text:p>
      <text:p text:style-name="P22">function Person(){};</text:p>
      <text:p text:style-name="P22"/>
      <text:p text:style-name="P22">Person.prototype.name = "Anand";</text:p>
      <text:p text:style-name="P22"/>
      <text:p text:style-name="P23">Function/Prototype combination</text:p>
      <text:p text:style-name="P22">function Person(name){</text:p>
      <text:p text:style-name="P22"><text:s text:c="2"/>this.name = name;</text:p>
      <text:p text:style-name="P22">} </text:p>
      <text:p text:style-name="P22">Person.prototype.getName = function(){</text:p>
      <text:p text:style-name="P22"><text:s text:c="2"/>return this.name</text:p>
      <text:p text:style-name="P22">} </text:p>
      <text:p text:style-name="P23">Singleton</text:p>
      <text:p text:style-name="P22">var person = new function(){</text:p>
      <text:p text:style-name="P22"><text:s text:c="2"/>this.name = "Anand"</text:p>
      <text:p text:style-name="P22">} </text:p>
      <text:p text:style-name="P20"/>
      <text:p text:style-name="P25"><text:a xlink:type="simple" xlink:href="https://www.codecademy.com/en/courses/spencer-sandbox/0/1?curriculum_id=506324b3a7dffd00020bf661" text:style-name="Internet_20_link" text:visited-style-name="Visited_20_Internet_20_Link">https://www.codecademy.com/en/courses/spencer-sandbox/0/1?curriculum_id=506324b3a7dffd00020bf661</text:a></text:p>
      <text:p text:style-name="P25"/>
      <text:p text:style-name="P2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kymo </meta:initial-creator>
    <meta:creation-date>2016-07-01T01:57:17.992804513</meta:creation-date>
    <dc:date>2016-09-28T04:18:05.807264890</dc:date>
    <dc:creator>Zackymo </dc:creator>
    <meta:editing-duration>P2DT6M5S</meta:editing-duration>
    <meta:editing-cycles>8</meta:editing-cycles>
    <meta:generator>LibreOffice/4.4.3.2$Linux_X86_64 LibreOffice_project/40m0$Build-2</meta:generator>
    <meta:document-statistic meta:table-count="0" meta:image-count="0" meta:object-count="0" meta:page-count="8" meta:paragraph-count="298" meta:word-count="1298" meta:character-count="9167" meta:non-whitespace-character-count="7563"/>
  </office:meta>
</office:document-meta>
</file>